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E0000032648DF4928B41573BA.png" manifest:media-type="image/png"/>
  <manifest:file-entry manifest:full-path="Pictures/10000201000004540000031879DBC556A9B6A51F.png" manifest:media-type="image/png"/>
  <manifest:file-entry manifest:full-path="Pictures/10000201000005FE0000019A6ACAAC29C95A69DC.png" manifest:media-type="image/png"/>
  <manifest:file-entry manifest:full-path="Pictures/10000201000003260000032B12EBB12E8E0CBB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2.14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09cm"/>
      <style:paragraph-properties style:writing-mode="lr-tb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729fc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a1467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.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Immagine" svg:width="21.827cm" svg:height="18.999cm" svg:x="4cm" svg:y="1.031cm">
          <draw:image xlink:href="Pictures/100002010000039E0000032648DF4928B41573BA.png" xlink:type="simple" xlink:show="embed" xlink:actuate="onLoad" draw:mime-type="image/png">
            <text:p/>
          </draw:image>
        </draw:frame>
        <draw:custom-shape draw:style-name="gr2" draw:text-style-name="P2" draw:layer="layout" svg:width="0.314cm" svg:height="2.397cm" svg:x="14.685cm" svg:y="13.90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6cm" svg:height="0.962cm" svg:x="5.75cm" svg:y="2.288cm">
          <draw:text-box>
            <text:p>VIN</text:p>
          </draw:text-box>
        </draw:frame>
        <draw:frame draw:style-name="gr4" draw:text-style-name="P4" draw:layer="layout" svg:width="1.34cm" svg:height="0.806cm" svg:x="4.91cm" svg:y="3.448cm">
          <draw:text-box>
            <text:p><text:span text:style-name="T1">+12</text:span></text:p>
          </draw:text-box>
        </draw:frame>
        <draw:frame draw:style-name="gr5" draw:text-style-name="P4" draw:layer="layout" svg:width="1.598cm" svg:height="0.806cm" svg:x="4.91cm" svg:y="4cm">
          <draw:text-box>
            <text:p><text:span text:style-name="T1">GND</text:span></text:p>
          </draw:text-box>
        </draw:frame>
        <draw:frame draw:style-name="gr4" draw:text-style-name="P4" draw:layer="layout" svg:width="1.34cm" svg:height="0.806cm" svg:x="9.31cm" svg:y="8.2cm">
          <draw:text-box>
            <text:p><text:span text:style-name="T1">+12</text:span></text:p>
          </draw:text-box>
        </draw:frame>
        <draw:frame draw:style-name="gr6" draw:text-style-name="P4" draw:layer="layout" svg:width="1.065cm" svg:height="0.806cm" svg:x="9.6cm" svg:y="17.698cm">
          <draw:text-box>
            <text:p><text:span text:style-name="T1">+5</text:span></text:p>
          </draw:text-box>
        </draw:frame>
        <draw:frame draw:style-name="gr5" draw:text-style-name="P4" draw:layer="layout" svg:width="1.598cm" svg:height="0.806cm" svg:x="4.306cm" svg:y="5.25cm">
          <draw:text-box>
            <text:p><text:span text:style-name="T1">GND</text:span></text:p>
          </draw:text-box>
        </draw:frame>
        <draw:frame draw:style-name="gr4" draw:text-style-name="P4" draw:layer="layout" svg:width="1.34cm" svg:height="0.806cm" svg:x="4.5cm" svg:y="5.75cm">
          <draw:text-box>
            <text:p><text:span text:style-name="T1">+12</text:span></text:p>
          </draw:text-box>
        </draw:frame>
        <draw:frame draw:style-name="gr5" draw:text-style-name="P4" draw:layer="layout" svg:width="1.598cm" svg:height="0.806cm" svg:x="4.3cm" svg:y="6.448cm">
          <draw:text-box>
            <text:p><text:span text:style-name="T1">RPM</text:span></text:p>
          </draw:text-box>
        </draw:frame>
        <draw:frame draw:style-name="gr7" draw:text-style-name="P4" draw:layer="layout" svg:width="1.709cm" svg:height="0.806cm" svg:x="4.2cm" svg:y="7cm">
          <draw:text-box>
            <text:p><text:span text:style-name="T1">PWM</text:span></text:p>
          </draw:text-box>
        </draw:frame>
        <draw:frame draw:style-name="gr5" draw:text-style-name="P4" draw:layer="layout" svg:width="1.598cm" svg:height="0.806cm" svg:x="4.906cm" svg:y="8.2cm">
          <draw:text-box>
            <text:p><text:span text:style-name="T1">GND</text:span></text:p>
          </draw:text-box>
        </draw:frame>
        <draw:frame draw:style-name="gr5" draw:text-style-name="P4" draw:layer="layout" svg:width="1.598cm" svg:height="0.806cm" svg:x="4.906cm" svg:y="17.698cm">
          <draw:text-box>
            <text:p><text:span text:style-name="T1">GND</text:span></text:p>
          </draw:text-box>
        </draw:frame>
        <draw:line draw:style-name="gr8" draw:text-style-name="P1" draw:layer="layout" svg:x1="10.75cm" svg:y1="8.5cm" svg:x2="10.75cm" svg:y2="10.5cm">
          <text:p/>
        </draw:line>
        <draw:line draw:style-name="gr8" draw:text-style-name="P1" draw:layer="layout" svg:x1="10.75cm" svg:y1="16.25cm" svg:x2="10.75cm" svg:y2="18.25cm">
          <text:p/>
        </draw:line>
        <draw:line draw:style-name="gr9" draw:text-style-name="P1" draw:layer="layout" svg:x1="6.65cm" svg:y1="8.5cm" svg:x2="6.65cm" svg:y2="10.5cm">
          <text:p/>
        </draw:line>
        <draw:line draw:style-name="gr9" draw:text-style-name="P1" draw:layer="layout" svg:x1="6.65cm" svg:y1="16.1cm" svg:x2="6.65cm" svg:y2="18.1cm">
          <text:p/>
        </draw:line>
        <draw:polyline draw:style-name="gr8" draw:text-style-name="P1" draw:layer="layout" svg:width="5.791cm" svg:height="3.64cm" draw:transform="rotate (-0.463733982254894) translate (6.598cm 3.853cm)" svg:viewBox="0 0 5792 3641" draw:points="0,0 761,63 2438,3417 3109,3641 5792,2299">
          <text:p/>
        </draw:polyline>
        <draw:line draw:style-name="gr9" draw:text-style-name="P1" draw:layer="layout" svg:x1="6.631cm" svg:y1="4.482cm" svg:x2="6.631cm" svg:y2="8.55cm">
          <text:p/>
        </draw:line>
        <draw:line draw:style-name="gr9" draw:text-style-name="P1" draw:layer="layout" svg:x1="6.002cm" svg:y1="5.623cm" svg:x2="6.631cm" svg:y2="4.482cm">
          <text:p/>
        </draw:line>
        <draw:line draw:style-name="gr8" draw:text-style-name="P1" draw:layer="layout" svg:x1="10.765cm" svg:y1="17.429cm" svg:x2="11.939cm" svg:y2="17.446cm">
          <text:p/>
        </draw:line>
        <draw:polyline draw:style-name="gr8" draw:text-style-name="P1" draw:layer="layout" svg:width="8.583cm" svg:height="1.529cm" draw:transform="rotate (-2.8625145061959) translate (20.645347780269cm 16.5843828497965cm)" svg:viewBox="0 0 8584 1530" draw:points="0,1530 2228,0 8584,1529">
          <text:p/>
        </draw:polyline>
        <draw:polyline draw:style-name="gr9" draw:text-style-name="P1" draw:layer="layout" svg:width="5.324cm" svg:height="0.655cm" draw:transform="rotate (0.00628318530717959) translate (6.614cm 18.124cm)" svg:viewBox="0 0 5325 656" draw:points="0,0 4312,656 5325,0">
          <text:p/>
        </draw:polyline>
        <draw:line draw:style-name="gr9" draw:text-style-name="P1" draw:layer="layout" svg:x1="11.939cm" svg:y1="9.194cm" svg:x2="17.826cm" svg:y2="7.392cm">
          <text:p/>
        </draw:line>
        <draw:polyline draw:style-name="gr9" draw:text-style-name="P1" draw:layer="layout" svg:width="7.395cm" svg:height="1.877cm" draw:transform="rotate (1.98758095217114) translate (19.1031729396511cm 14.9982141875461cm)" svg:viewBox="0 0 7396 1878" draw:points="0,1226 867,0 7396,1878">
          <text:p/>
        </draw:polyline>
        <draw:polyline draw:style-name="gr9" draw:text-style-name="P1" draw:layer="layout" svg:width="7.586cm" svg:height="4.833cm" draw:transform="skewX (1.01574195502681E-016) rotate (0.981573171321611) translate (11.972cm 18.091cm)" svg:viewBox="0 0 7587 4834" draw:points="0,0 3367,4353 7587,4834">
          <text:p/>
        </draw:polyline>
        <draw:line draw:style-name="gr9" draw:text-style-name="P1" draw:layer="layout" svg:x1="21.332cm" svg:y1="8.037cm" svg:x2="21.332cm" svg:y2="7.342cm">
          <text:p/>
        </draw:line>
        <draw:polyline draw:style-name="gr9" draw:text-style-name="P1" draw:layer="layout" svg:width="3.135cm" svg:height="1.569cm" draw:transform="rotate (0.487644993007216) translate (17.826cm 7.425cm)" svg:viewBox="0 0 3136 1570" draw:points="0,0 1315,1015 3136,1570">
          <text:p/>
        </draw:polyline>
        <draw:line draw:style-name="gr9" draw:text-style-name="P1" draw:layer="layout" svg:x1="21.365cm" svg:y1="5.044cm" svg:x2="21.993cm" svg:y2="5.044cm">
          <text:p/>
        </draw:line>
        <draw:line draw:style-name="gr9" draw:text-style-name="P1" draw:layer="layout" svg:x1="21.365cm" svg:y1="4.465cm" svg:x2="21.993cm" svg:y2="4.465cm">
          <text:p/>
        </draw:line>
        <draw:line draw:style-name="gr9" draw:text-style-name="P1" draw:layer="layout" svg:x1="19.612cm" svg:y1="5.093cm" svg:x2="19.628cm" svg:y2="4.432cm">
          <text:p/>
        </draw:line>
        <draw:line draw:style-name="gr9" draw:text-style-name="P1" draw:layer="layout" svg:x1="17.842cm" svg:y1="7.409cm" svg:x2="19.644cm" svg:y2="5.027cm">
          <text:p/>
        </draw:line>
        <draw:line draw:style-name="gr8" draw:text-style-name="P1" draw:layer="layout" svg:x1="21.994cm" svg:y1="8.055cm" svg:x2="21.994cm" svg:y2="7.36cm">
          <text:p/>
        </draw:line>
        <draw:polyline draw:style-name="gr8" draw:text-style-name="P1" draw:layer="layout" svg:width="7.318cm" svg:height="1.4cm" draw:transform="rotate (1.32191237546051) translate (20.207cm 15.147cm)" svg:viewBox="0 0 7319 1401" draw:points="0,0 732,1401 7319,0">
          <text:p/>
        </draw:polyline>
        <draw:polyline draw:style-name="gr10" draw:text-style-name="P1" draw:layer="layout" svg:width="5.803cm" svg:height="1.777cm" draw:transform="rotate (1.15436076726905) translate (20.207cm 12.716cm)" svg:viewBox="0 0 5804 1778" draw:points="0,0 1581,1778 5610,503 5804,0">
          <text:p/>
        </draw:polyline>
        <draw:polyline draw:style-name="gr10" draw:text-style-name="P1" draw:layer="layout" svg:width="4.768cm" svg:height="1.576cm" draw:transform="rotate (1.05609873038177) translate (20.24cm 12.154cm)" svg:viewBox="0 0 4769 1577" draw:points="0,0 1310,1577 4769,0">
          <text:p/>
        </draw:polyline>
        <draw:polyline draw:style-name="gr11" draw:text-style-name="P1" draw:layer="layout" svg:width="9.524cm" svg:height="1.919cm" draw:transform="rotate (0.515570261039125) translate (10.9925858384585cm 14.6179401144718cm)" svg:viewBox="0 0 9525 1920" draw:points="0,1920 2951,0 9525,1882">
          <text:p/>
        </draw:polyline>
        <draw:polyline draw:style-name="gr11" draw:text-style-name="P1" draw:layer="layout" svg:width="9.265cm" svg:height="1.366cm" draw:transform="rotate (0.464432113955691) translate (11.2940720791458cm 13.9095407010136cm)" svg:viewBox="0 0 9266 1367" draw:points="0,1366 2368,0 9266,1367">
          <text:p/>
        </draw:polyline>
        <draw:line draw:style-name="gr11" draw:text-style-name="P1" draw:layer="layout" svg:x1="11.922cm" svg:y1="12.155cm" svg:x2="20.191cm" svg:y2="10.402cm">
          <text:p/>
        </draw:line>
        <draw:line draw:style-name="gr11" draw:text-style-name="P1" draw:layer="layout" svg:x1="11.923cm" svg:y1="11.528cm" svg:x2="20.192cm" svg:y2="9.775cm">
          <text:p/>
        </draw:line>
        <draw:line draw:style-name="gr11" draw:text-style-name="P1" draw:layer="layout" svg:x1="11.94cm" svg:y1="10.932cm" svg:x2="20.209cm" svg:y2="9.179cm">
          <text:p/>
        </draw:line>
        <draw:line draw:style-name="gr11" draw:text-style-name="P1" draw:layer="layout" svg:x1="11.94cm" svg:y1="10.354cm" svg:x2="23.714cm" svg:y2="15.085cm">
          <text:p/>
        </draw:line>
        <draw:polyline draw:style-name="gr12" draw:text-style-name="P1" draw:layer="layout" svg:width="8.708cm" svg:height="4.402cm" draw:transform="rotate (1.15436076726905) translate (20.2402775978329cm 11.2054816954067cm)" svg:viewBox="0 0 8709 4403" draw:points="0,3816 838,4403 8123,1416 8709,0">
          <text:p/>
        </draw:polyline>
        <draw:polyline draw:style-name="gr12" draw:text-style-name="P1" draw:layer="layout" svg:width="5.544cm" svg:height="2.898cm" draw:transform="rotate (1.15436076726905) translate (21.5498261924323cm 11.2377386619743cm)" svg:viewBox="0 0 5545 2899" draw:points="0,2347 551,2899 5545,781 5471,0">
          <text:p/>
        </draw:polyline>
        <draw:polyline draw:style-name="gr12" draw:text-style-name="P1" draw:layer="layout" svg:width="6.045cm" svg:height="5.295cm" draw:transform="rotate (1.15436076726905) translate (18.9192417208308cm 8.82058616150093cm)" svg:viewBox="0 0 6046 5296" draw:points="0,5296 68,4796 3887,3088 3258,1667 5883,488 6046,0">
          <text:p/>
        </draw:polyline>
        <draw:polyline draw:style-name="gr12" draw:text-style-name="P1" draw:layer="layout" svg:width="4.085cm" svg:height="4.311cm" draw:transform="rotate (1.15436076726905) translate (19.7863531269258cm 9.78170906967783cm)" svg:viewBox="0 0 4086 4312" draw:points="0,4312 239,3627 4086,1817 3497,487 3861,0">
          <text:p/>
        </draw:polyline>
        <draw:polyline draw:style-name="gr13" draw:text-style-name="P1" draw:layer="layout" svg:width="18.067cm" svg:height="2.127cm" draw:transform="rotate (2.97805530267792) translate (23.668726450441cm 10.9393166739234cm)" svg:viewBox="0 0 18068 2128" draw:points="0,579 3507,2128 16715,0 18068,580">
          <text:p/>
        </draw:polyline>
        <draw:line draw:style-name="gr8" draw:text-style-name="P1" draw:layer="layout" svg:x1="14.866cm" svg:y1="16.321cm" svg:x2="11.939cm" svg:y2="17.447cm">
          <text:p/>
        </draw:line>
        <draw:line draw:style-name="gr8" draw:text-style-name="P1" draw:layer="layout" svg:x1="14.866cm" svg:y1="13.923cm" svg:x2="11.956cm" svg:y2="9.806cm">
          <text:p/>
        </draw:line>
        <draw:custom-shape draw:style-name="gr2" draw:text-style-name="P2" draw:layer="layout" svg:width="0.314cm" svg:height="2.397cm" svg:x="13.517cm" svg:y="13.9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708cm" svg:y1="16.321cm" svg:x2="11.94cm" svg:y2="17.447cm">
          <text:p/>
        </draw:line>
        <draw:line draw:style-name="gr8" draw:text-style-name="P1" draw:layer="layout" svg:x1="13.675cm" svg:y1="13.923cm" svg:x2="11.956cm" svg:y2="16.884cm">
          <text:p/>
        </draw:line>
        <draw:polyline draw:style-name="gr13" draw:text-style-name="P1" draw:layer="layout" svg:width="14.041cm" svg:height="2.161cm" draw:transform="rotate (2.97805530267792) translate (23.703171838084cm 8.76158405783024cm)" svg:viewBox="0 0 14042 2162" draw:points="0,165 2823,0 7888,2162 14042,1991">
          <text:p/>
        </draw:polyline>
        <draw:custom-shape draw:style-name="gr14" draw:text-style-name="P5" draw:layer="layout" svg:width="0.264cm" svg:height="0.248cm" svg:x="8.176cm" svg:y="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10.042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9.143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8.177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10.135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85cm" svg:height="0.645cm" svg:x="7.644cm" svg:y="4.522cm">
          <draw:text-box>
            <text:p><text:span text:style-name="T2">GND</text:span></text:p>
          </draw:text-box>
        </draw:frame>
        <draw:frame draw:style-name="gr16" draw:text-style-name="P6" draw:layer="layout" svg:width="0.735cm" svg:height="0.645cm" svg:x="9.802cm" svg:y="4.509cm">
          <draw:text-box>
            <text:p><text:span text:style-name="T2">S</text:span></text:p>
          </draw:text-box>
        </draw:frame>
        <draw:frame draw:style-name="gr17" draw:text-style-name="P6" draw:layer="layout" svg:width="1.002cm" svg:height="0.645cm" svg:x="8.717cm" svg:y="4.205cm">
          <draw:text-box>
            <text:p><text:span text:style-name="T2">Vin</text:span></text:p>
          </draw:text-box>
        </draw:frame>
        <draw:frame draw:style-name="gr18" draw:text-style-name="P6" draw:layer="layout" svg:width="1.031cm" svg:height="0.645cm" svg:x="7.659cm" svg:y="6.785cm">
          <draw:text-box>
            <text:p><text:span text:style-name="T2">NO</text:span></text:p>
          </draw:text-box>
        </draw:frame>
        <draw:frame draw:style-name="gr19" draw:text-style-name="P6" draw:layer="layout" svg:width="1.01cm" svg:height="0.645cm" svg:x="9.616cm" svg:y="6.772cm">
          <draw:text-box>
            <text:p><text:span text:style-name="T2">NC</text:span></text:p>
          </draw:text-box>
        </draw:frame>
        <draw:line draw:style-name="gr9" draw:text-style-name="P1" draw:layer="layout" svg:x1="8.295cm" svg:y1="4.485cm" svg:x2="17.833cm" svg:y2="7.422cm">
          <text:p/>
        </draw:line>
        <draw:line draw:style-name="gr8" draw:text-style-name="P1" draw:layer="layout" svg:x1="6.601cm" svg:y1="3.89cm" svg:x2="9.274cm" svg:y2="4.181cm">
          <text:p/>
        </draw:line>
        <draw:line draw:style-name="gr8" draw:text-style-name="P1" draw:layer="layout" svg:x1="5.967cm" svg:y1="6.206cm" svg:x2="8.321cm" svg:y2="7.421cm">
          <text:p/>
        </draw:line>
        <draw:frame draw:style-name="gr20" draw:text-style-name="P6" draw:layer="layout" svg:width="0.951cm" svg:height="0.645cm" draw:transform="rotate (1.55124863917256) translate (13.019cm 15.641cm)">
          <draw:text-box>
            <text:p><text:span text:style-name="T2">R1</text:span></text:p>
          </draw:text-box>
        </draw:frame>
        <draw:frame draw:style-name="gr20" draw:text-style-name="P6" draw:layer="layout" svg:width="0.951cm" svg:height="0.645cm" draw:transform="rotate (1.55124863917256) translate (14.184cm 15.615cm)">
          <draw:text-box>
            <text:p><text:span text:style-name="T2">R2</text:span></text:p>
          </draw:text-box>
        </draw:frame>
        <draw:line draw:style-name="gr9" draw:text-style-name="P1" draw:layer="layout" svg:x1="8.265cm" svg:y1="4.512cm" svg:x2="8.97cm" svg:y2="3.254cm">
          <text:p/>
        </draw:line>
        <draw:custom-shape draw:style-name="gr2" draw:text-style-name="P2" draw:layer="layout" svg:width="0.314cm" svg:height="2.397cm" draw:transform="rotate (-1.5707963267949) translate (11.951cm 3.10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622cm" svg:height="0.622cm" svg:x="8.982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171cm" svg:y1="4.512cm" svg:x2="11.986cm" svg:y2="3.308cm">
          <text:p/>
        </draw:line>
        <draw:frame draw:style-name="gr20" draw:text-style-name="P6" draw:layer="layout" svg:width="0.951cm" svg:height="0.645cm" draw:transform="rotate (-0.0195476876223373) translate (10.118cm 2.539cm)">
          <draw:text-box>
            <text:p><text:span text:style-name="T2">R3</text:span></text:p>
          </draw:text-box>
        </draw:frame>
        <draw:frame draw:style-name="gr22" draw:text-style-name="P6" draw:layer="layout" svg:width="1.184cm" svg:height="0.645cm" draw:transform="rotate (-0.0195476876223373) translate (8.781cm 2.461cm)">
          <draw:text-box>
            <text:p><text:span text:style-name="T2">LED</text:span></text:p>
          </draw:text-box>
        </draw:frame>
      </draw:page>
      <draw:page draw:name="page2" draw:style-name="dp1" draw:master-page-name="Predefinito">
        <draw:frame draw:style-name="gr1" draw:text-style-name="P1" draw:layer="Immagine" svg:width="27.699cm" svg:height="7.402cm" svg:x="1.001cm" svg:y="6.191cm">
          <draw:image xlink:href="Pictures/10000201000005FE0000019A6ACAAC29C95A69DC.png" xlink:type="simple" xlink:show="embed" xlink:actuate="onLoad" draw:mime-type="image/png">
            <text:p/>
          </draw:image>
        </draw:frame>
        <draw:frame draw:style-name="gr23" draw:text-style-name="P8" draw:layer="layout" svg:width="2.001cm" svg:height="0.962cm" draw:transform="rotate (-1.5707963267949) translate (4.244cm 12.636cm)">
          <draw:text-box>
            <text:p>+12V</text:p>
          </draw:text-box>
        </draw:frame>
        <draw:frame draw:style-name="gr23" draw:text-style-name="P8" draw:layer="layout" svg:width="1.912cm" svg:height="0.962cm" draw:transform="rotate (-1.5707963267949) translate (5.321cm 12.849cm)">
          <draw:text-box>
            <text:p>GND</text:p>
          </draw:text-box>
        </draw:frame>
        <draw:frame draw:style-name="gr23" draw:text-style-name="P8" draw:layer="layout" svg:width="2.369cm" svg:height="1.673cm" svg:x="3.694cm" svg:y="5.555cm">
          <draw:text-box>
            <text:p>Power</text:p>
            <text:p>Switch</text:p>
          </draw:text-box>
        </draw:frame>
        <draw:frame draw:style-name="gr23" draw:text-style-name="P8" draw:layer="layout" svg:width="1.912cm" svg:height="0.962cm" draw:transform="rotate (-1.5707963267949) translate (11.365cm 12.528cm)">
          <draw:text-box>
            <text:p>RPM</text:p>
          </draw:text-box>
        </draw:frame>
        <draw:frame draw:style-name="gr23" draw:text-style-name="P8" draw:layer="layout" svg:width="2.056cm" svg:height="0.962cm" draw:transform="rotate (-1.5707963267949) translate (10.483cm 12.504cm)">
          <draw:text-box>
            <text:p>PWM</text:p>
          </draw:text-box>
        </draw:frame>
        <draw:frame draw:style-name="gr23" draw:text-style-name="P8" draw:layer="layout" svg:width="2.001cm" svg:height="0.962cm" draw:transform="rotate (-1.5707963267949) translate (12.087cm 12.447cm)">
          <draw:text-box>
            <text:p>+12V</text:p>
          </draw:text-box>
        </draw:frame>
        <draw:frame draw:style-name="gr23" draw:text-style-name="P8" draw:layer="layout" svg:width="1.912cm" svg:height="0.962cm" draw:transform="rotate (-1.5707963267949) translate (13.045cm 12.589cm)">
          <draw:text-box>
            <text:p>GND</text:p>
          </draw:text-box>
        </draw:frame>
        <draw:frame draw:style-name="gr23" draw:text-style-name="P8" draw:layer="layout" svg:width="1.912cm" svg:height="0.962cm" draw:transform="rotate (-1.5707963267949) translate (15.752cm 12.363cm)">
          <draw:text-box>
            <text:p>RPM</text:p>
          </draw:text-box>
        </draw:frame>
        <draw:frame draw:style-name="gr23" draw:text-style-name="P8" draw:layer="layout" svg:width="2.056cm" svg:height="0.962cm" draw:transform="rotate (-1.5707963267949) translate (14.87cm 12.339cm)">
          <draw:text-box>
            <text:p>PWM</text:p>
          </draw:text-box>
        </draw:frame>
        <draw:frame draw:style-name="gr23" draw:text-style-name="P8" draw:layer="layout" svg:width="2.001cm" svg:height="0.962cm" draw:transform="rotate (-1.5707963267949) translate (16.474cm 12.282cm)">
          <draw:text-box>
            <text:p>+12V</text:p>
          </draw:text-box>
        </draw:frame>
        <draw:frame draw:style-name="gr23" draw:text-style-name="P8" draw:layer="layout" svg:width="1.912cm" svg:height="0.962cm" draw:transform="rotate (-1.5707963267949) translate (17.432cm 12.424cm)">
          <draw:text-box>
            <text:p>GND</text:p>
          </draw:text-box>
        </draw:frame>
        <draw:frame draw:style-name="gr23" draw:text-style-name="P8" draw:layer="layout" svg:width="2.259cm" svg:height="0.962cm" draw:transform="rotate (-1.5707963267949) translate (20.948cm 12.791cm)">
          <draw:text-box>
            <text:p>Signal</text:p>
          </draw:text-box>
        </draw:frame>
        <draw:frame draw:style-name="gr24" draw:text-style-name="P8" draw:layer="layout" svg:width="1.807cm" svg:height="0.962cm" draw:transform="rotate (-1.5707963267949) translate (21.789cm 12.733cm)">
          <draw:text-box>
            <text:p>+5V</text:p>
          </draw:text-box>
        </draw:frame>
        <draw:frame draw:style-name="gr23" draw:text-style-name="P8" draw:layer="layout" svg:width="1.912cm" svg:height="0.962cm" draw:transform="rotate (-1.5707963267949) translate (22.676cm 12.756cm)">
          <draw:text-box>
            <text:p>GND</text:p>
          </draw:text-box>
        </draw:frame>
        <draw:frame draw:style-name="gr23" draw:text-style-name="P8" draw:layer="layout" svg:width="2.259cm" svg:height="0.962cm" draw:transform="rotate (-1.5707963267949) translate (24.405cm 12.625cm)">
          <draw:text-box>
            <text:p>Signal</text:p>
          </draw:text-box>
        </draw:frame>
        <draw:frame draw:style-name="gr24" draw:text-style-name="P8" draw:layer="layout" svg:width="1.807cm" svg:height="0.962cm" draw:transform="rotate (-1.5707963267949) translate (25.246cm 12.567cm)">
          <draw:text-box>
            <text:p>+5V</text:p>
          </draw:text-box>
        </draw:frame>
        <draw:frame draw:style-name="gr23" draw:text-style-name="P8" draw:layer="layout" svg:width="1.912cm" svg:height="0.962cm" draw:transform="rotate (-1.5707963267949) translate (26.133cm 12.59cm)">
          <draw:text-box>
            <text:p>GND</text:p>
          </draw:text-box>
        </draw:frame>
        <draw:frame draw:style-name="gr23" draw:text-style-name="P8" draw:layer="layout" svg:width="2.001cm" svg:height="0.962cm" draw:transform="rotate (-1.5707963267949) translate (12.087cm 5.295cm)">
          <draw:text-box>
            <text:p>+12V</text:p>
          </draw:text-box>
        </draw:frame>
        <draw:frame draw:style-name="gr23" draw:text-style-name="P8" draw:layer="layout" svg:width="1.912cm" svg:height="0.962cm" draw:transform="rotate (-1.5707963267949) translate (13.093cm 5.436cm)">
          <draw:text-box>
            <text:p>GND</text:p>
          </draw:text-box>
        </draw:frame>
        <draw:frame draw:style-name="gr24" draw:text-style-name="P8" draw:layer="layout" svg:width="1.807cm" svg:height="0.962cm" draw:transform="rotate (-1.5707963267949) translate (20.815cm 5.56cm)">
          <draw:text-box>
            <text:p>+5V</text:p>
          </draw:text-box>
        </draw:frame>
        <draw:frame draw:style-name="gr23" draw:text-style-name="P8" draw:layer="layout" svg:width="1.912cm" svg:height="0.962cm" draw:transform="rotate (-1.5707963267949) translate (21.819cm 5.392cm)">
          <draw:text-box>
            <text:p>GND</text:p>
          </draw:text-box>
        </draw:frame>
        <draw:frame draw:style-name="gr23" draw:text-style-name="P8" draw:layer="layout" svg:width="1.912cm" svg:height="0.962cm" draw:transform="rotate (-1.5707963267949) translate (14.917cm 5.473cm)">
          <draw:text-box>
            <text:p>RPM</text:p>
          </draw:text-box>
        </draw:frame>
        <draw:frame draw:style-name="gr23" draw:text-style-name="P8" draw:layer="layout" svg:width="2.056cm" svg:height="0.962cm" draw:transform="rotate (-1.5707963267949) translate (14.01cm 5.377cm)">
          <draw:text-box>
            <text:p>PWM</text:p>
          </draw:text-box>
        </draw:frame>
        <draw:frame draw:style-name="gr23" draw:text-style-name="P8" draw:layer="layout" svg:width="1.912cm" svg:height="0.962cm" draw:transform="rotate (-1.5707963267949) translate (17.42cm 5.496cm)">
          <draw:text-box>
            <text:p>RPM</text:p>
          </draw:text-box>
        </draw:frame>
        <draw:frame draw:style-name="gr23" draw:text-style-name="P8" draw:layer="layout" svg:width="2.056cm" svg:height="0.962cm" draw:transform="rotate (-1.5707963267949) translate (16.585cm 5.377cm)">
          <draw:text-box>
            <text:p>PWM</text:p>
          </draw:text-box>
        </draw:frame>
        <draw:frame draw:style-name="gr23" draw:text-style-name="P8" draw:layer="layout" svg:width="2.259cm" svg:height="0.962cm" draw:transform="rotate (-1.5707963267949) translate (19.183cm 5.283cm)">
          <draw:text-box>
            <text:p>Signal</text:p>
          </draw:text-box>
        </draw:frame>
        <draw:frame draw:style-name="gr23" draw:text-style-name="P8" draw:layer="layout" svg:width="2.259cm" svg:height="0.962cm" draw:transform="rotate (-1.5707963267949) translate (20.089cm 5.283cm)">
          <draw:text-box>
            <text:p>Signal</text:p>
          </draw:text-box>
        </draw:frame>
        <draw:frame draw:style-name="gr23" draw:text-style-name="P8" draw:layer="layout" svg:width="3.884cm" svg:height="0.962cm" svg:x="2.217cm" svg:y="14.686cm">
          <draw:text-box>
            <text:p>Power Input</text:p>
          </draw:text-box>
        </draw:frame>
        <draw:frame draw:style-name="gr23" draw:text-style-name="P8" draw:layer="layout" svg:width="1.946cm" svg:height="0.962cm" svg:x="10.321cm" svg:y="14.782cm">
          <draw:text-box>
            <text:p>Fan0</text:p>
          </draw:text-box>
        </draw:frame>
        <draw:frame draw:style-name="gr23" draw:text-style-name="P8" draw:layer="layout" svg:width="1.946cm" svg:height="0.962cm" svg:x="14.54cm" svg:y="14.758cm">
          <draw:text-box>
            <text:p>Fan1</text:p>
          </draw:text-box>
        </draw:frame>
        <draw:frame draw:style-name="gr23" draw:text-style-name="P8" draw:layer="layout" svg:width="1.84cm" svg:height="0.962cm" svg:x="20.332cm" svg:y="14.854cm">
          <draw:text-box>
            <text:p>Dht0</text:p>
          </draw:text-box>
        </draw:frame>
        <draw:frame draw:style-name="gr23" draw:text-style-name="P8" draw:layer="layout" svg:width="1.84cm" svg:height="0.962cm" svg:x="24.026cm" svg:y="14.877cm">
          <draw:text-box>
            <text:p>Dht1</text:p>
          </draw:text-box>
        </draw:frame>
        <draw:frame draw:style-name="gr23" draw:text-style-name="P8" draw:layer="layout" svg:width="2.001cm" svg:height="0.962cm" draw:transform="rotate (-1.5707963267949) translate (15.735cm 5.272cm)">
          <draw:text-box>
            <text:p>+12V</text:p>
          </draw:text-box>
        </draw:frame>
        <draw:frame draw:style-name="gr23" draw:text-style-name="P8" draw:layer="layout" svg:width="2.001cm" svg:height="0.962cm" draw:transform="rotate (-1.5707963267949) translate (18.214cm 5.32cm)">
          <draw:text-box>
            <text:p>+12V</text:p>
          </draw:text-box>
        </draw:frame>
        <draw:line draw:style-name="gr25" draw:text-style-name="P1" draw:layer="layout" svg:x1="12.491cm" svg:y1="7.723cm" svg:x2="12.538cm" svg:y2="12.038cm">
          <text:p/>
        </draw:line>
        <draw:line draw:style-name="gr26" draw:text-style-name="P1" draw:layer="layout" svg:x1="11.729cm" svg:y1="7.605cm" svg:x2="5.482cm" svg:y2="7.77cm">
          <text:p/>
        </draw:line>
        <draw:line draw:style-name="gr25" draw:text-style-name="P1" draw:layer="layout" svg:x1="12.492cm" svg:y1="7.724cm" svg:x2="4.767cm" svg:y2="12.013cm">
          <text:p/>
        </draw:line>
        <draw:line draw:style-name="gr26" draw:text-style-name="P1" draw:layer="layout" svg:x1="5.602cm" svg:y1="8.605cm" svg:x2="3.885cm" svg:y2="12.013cm">
          <text:p/>
        </draw:line>
        <draw:line draw:style-name="gr25" draw:text-style-name="P1" draw:layer="layout" svg:x1="12.492cm" svg:y1="7.724cm" svg:x2="16.995cm" svg:y2="12.061cm">
          <text:p/>
        </draw:line>
        <draw:line draw:style-name="gr25" draw:text-style-name="P1" draw:layer="layout" svg:x1="21.262cm" svg:y1="7.675cm" svg:x2="22.12cm" svg:y2="12.061cm">
          <text:p/>
        </draw:line>
        <draw:line draw:style-name="gr25" draw:text-style-name="P1" draw:layer="layout" svg:x1="21.238cm" svg:y1="7.675cm" svg:x2="25.648cm" svg:y2="12.061cm">
          <text:p/>
        </draw:line>
        <draw:line draw:style-name="gr26" draw:text-style-name="P1" draw:layer="layout" svg:x1="20.356cm" svg:y1="7.651cm" svg:x2="21.286cm" svg:y2="12.109cm">
          <text:p/>
        </draw:line>
        <draw:line draw:style-name="gr26" draw:text-style-name="P1" draw:layer="layout" svg:x1="20.356cm" svg:y1="7.651cm" svg:x2="24.814cm" svg:y2="12.061cm">
          <text:p/>
        </draw:line>
        <draw:line draw:style-name="gr26" draw:text-style-name="P1" draw:layer="layout" svg:x1="15.209cm" svg:y1="7.676cm" svg:x2="11.704cm" svg:y2="12.013cm">
          <text:p/>
        </draw:line>
        <draw:line draw:style-name="gr26" draw:text-style-name="P1" draw:layer="layout" svg:x1="17.809cm" svg:y1="7.677cm" svg:x2="16.042cm" svg:y2="11.989cm">
          <text:p/>
        </draw:line>
        <draw:line draw:style-name="gr27" draw:text-style-name="P1" draw:layer="layout" svg:x1="14.423cm" svg:y1="7.653cm" svg:x2="10.918cm" svg:y2="11.99cm">
          <text:p/>
        </draw:line>
        <draw:line draw:style-name="gr28" draw:text-style-name="P1" draw:layer="layout" svg:x1="13.518cm" svg:y1="7.677cm" svg:x2="10.013cm" svg:y2="12.014cm">
          <text:p/>
        </draw:line>
        <draw:line draw:style-name="gr27" draw:text-style-name="P1" draw:layer="layout" svg:x1="17.021cm" svg:y1="7.607cm" svg:x2="15.16cm" svg:y2="12.037cm">
          <text:p/>
        </draw:line>
        <draw:line draw:style-name="gr28" draw:text-style-name="P1" draw:layer="layout" svg:x1="16.116cm" svg:y1="7.631cm" svg:x2="14.302cm" svg:y2="12.037cm">
          <text:p/>
        </draw:line>
        <draw:line draw:style-name="gr27" draw:text-style-name="P1" draw:layer="layout" svg:x1="18.64cm" svg:y1="7.675cm" svg:x2="20.452cm" svg:y2="12.133cm">
          <text:p/>
        </draw:line>
        <draw:line draw:style-name="gr27" draw:text-style-name="P1" draw:layer="layout" svg:x1="19.45cm" svg:y1="7.627cm" svg:x2="23.908cm" svg:y2="12.037cm">
          <text:p/>
        </draw:line>
      </draw:page>
      <draw:page draw:name="page3" draw:style-name="dp1" draw:master-page-name="Predefinito">
        <draw:frame draw:style-name="gr1" draw:text-style-name="P1" draw:layer="Immagine" svg:width="24.846cm" svg:height="17.76cm" svg:x="2.792cm" svg:y="1cm">
          <draw:image xlink:href="Pictures/10000201000004540000031879DBC556A9B6A51F.png" xlink:type="simple" xlink:show="embed" xlink:actuate="onLoad" draw:mime-type="image/png">
            <text:p/>
          </draw:image>
        </draw:frame>
        <draw:frame draw:style-name="gr23" draw:text-style-name="P8" draw:layer="layout" svg:width="2.001cm" svg:height="0.962cm" draw:transform="rotate (-1.5707963267949) translate (12.565cm 17.952cm)">
          <draw:text-box>
            <text:p>+12V</text:p>
          </draw:text-box>
        </draw:frame>
        <draw:frame draw:style-name="gr23" draw:text-style-name="P8" draw:layer="layout" svg:width="1.912cm" svg:height="0.962cm" draw:transform="rotate (-1.5707963267949) translate (13.571cm 18.093cm)">
          <draw:text-box>
            <text:p>GND</text:p>
          </draw:text-box>
        </draw:frame>
        <draw:frame draw:style-name="gr24" draw:text-style-name="P8" draw:layer="layout" svg:width="1.807cm" svg:height="0.962cm" svg:x="3.152cm" svg:y="5.433cm">
          <draw:text-box>
            <text:p>+5V</text:p>
          </draw:text-box>
        </draw:frame>
        <draw:frame draw:style-name="gr23" draw:text-style-name="P8" draw:layer="layout" svg:width="1.912cm" svg:height="0.962cm" svg:x="3.03cm" svg:y="4.484cm">
          <draw:text-box>
            <text:p>GND</text:p>
          </draw:text-box>
        </draw:frame>
        <draw:frame draw:style-name="gr23" draw:text-style-name="P8" draw:layer="layout" svg:width="2.263cm" svg:height="0.962cm" draw:transform="rotate (-1.5707963267949) translate (15.395cm 18.13cm)">
          <draw:text-box>
            <text:p>RPM0</text:p>
          </draw:text-box>
        </draw:frame>
        <draw:frame draw:style-name="gr23" draw:text-style-name="P8" draw:layer="layout" svg:width="2.407cm" svg:height="0.962cm" draw:transform="rotate (-1.5707963267949) translate (14.488cm 18.034cm)">
          <draw:text-box>
            <text:p>PWM0</text:p>
          </draw:text-box>
        </draw:frame>
        <draw:frame draw:style-name="gr23" draw:text-style-name="P8" draw:layer="layout" svg:width="2.263cm" svg:height="0.962cm" draw:transform="rotate (-1.5707963267949) translate (17.898cm 18.153cm)">
          <draw:text-box>
            <text:p>RPM1</text:p>
          </draw:text-box>
        </draw:frame>
        <draw:frame draw:style-name="gr23" draw:text-style-name="P8" draw:layer="layout" svg:width="2.407cm" svg:height="0.962cm" draw:transform="rotate (-1.5707963267949) translate (17.063cm 18.034cm)">
          <draw:text-box>
            <text:p>PWM1</text:p>
          </draw:text-box>
        </draw:frame>
        <draw:frame draw:style-name="gr24" draw:text-style-name="P8" draw:layer="layout" svg:width="1.763cm" svg:height="0.962cm" svg:x="3.456cm" svg:y="3.547cm">
          <draw:text-box>
            <text:p>RX</text:p>
          </draw:text-box>
        </draw:frame>
        <draw:frame draw:style-name="gr23" draw:text-style-name="P8" draw:layer="layout" svg:width="1.315cm" svg:height="0.962cm" svg:x="3.44cm" svg:y="2.785cm">
          <draw:text-box>
            <text:p>TX</text:p>
          </draw:text-box>
        </draw:frame>
        <draw:frame draw:style-name="gr23" draw:text-style-name="P8" draw:layer="layout" svg:width="2.352cm" svg:height="0.962cm" draw:transform="rotate (-1.5707963267949) translate (16.213cm 17.929cm)">
          <draw:text-box>
            <text:p>+12V0</text:p>
          </draw:text-box>
        </draw:frame>
        <draw:frame draw:style-name="gr23" draw:text-style-name="P8" draw:layer="layout" svg:width="2.352cm" svg:height="0.962cm" draw:transform="rotate (-1.5707963267949) translate (18.692cm 17.977cm)">
          <draw:text-box draw:corner-radius="2.023cm">
            <text:p>+12V1</text:p>
          </draw:text-box>
        </draw:frame>
        <draw:custom-shape draw:style-name="gr14" draw:text-style-name="P5" draw:layer="layout" svg:width="0.264cm" svg:height="0.248cm" svg:x="4.84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9.17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7.1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4.989cm" svg:y="1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9.136cm" svg:y="1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85cm" svg:height="0.645cm" svg:x="4.308cm" svg:y="9.551cm">
          <draw:text-box>
            <text:p><text:span text:style-name="T2">GND</text:span></text:p>
          </draw:text-box>
        </draw:frame>
        <draw:frame draw:style-name="gr16" draw:text-style-name="P6" draw:layer="layout" svg:width="0.735cm" svg:height="0.645cm" svg:x="8.935cm" svg:y="9.522cm">
          <draw:text-box>
            <text:p><text:span text:style-name="T2">S</text:span></text:p>
          </draw:text-box>
        </draw:frame>
        <draw:frame draw:style-name="gr17" draw:text-style-name="P6" draw:layer="layout" svg:width="1.002cm" svg:height="0.645cm" svg:x="6.615cm" svg:y="9.145cm">
          <draw:text-box>
            <text:p><text:span text:style-name="T2">Vin</text:span></text:p>
          </draw:text-box>
        </draw:frame>
        <draw:frame draw:style-name="gr18" draw:text-style-name="P6" draw:layer="layout" svg:width="1.031cm" svg:height="0.645cm" svg:x="4.471cm" svg:y="13.24cm">
          <draw:text-box>
            <text:p><text:span text:style-name="T2">NO</text:span></text:p>
          </draw:text-box>
        </draw:frame>
        <draw:frame draw:style-name="gr19" draw:text-style-name="P6" draw:layer="layout" svg:width="1.01cm" svg:height="0.645cm" svg:x="8.617cm" svg:y="13.285cm">
          <draw:text-box>
            <text:p><text:span text:style-name="T2">NC</text:span></text:p>
          </draw:text-box>
        </draw:frame>
        <draw:frame draw:style-name="gr23" draw:text-style-name="P8" draw:layer="layout" svg:width="2.001cm" svg:height="0.962cm" svg:x="10.997cm" svg:y="9.594cm">
          <draw:text-box>
            <text:p>+12V</text:p>
          </draw:text-box>
        </draw:frame>
        <draw:frame draw:style-name="gr23" draw:text-style-name="P8" draw:layer="layout" svg:width="1.912cm" svg:height="0.962cm" svg:x="10.945cm" svg:y="14.57cm">
          <draw:text-box>
            <text:p>GND</text:p>
          </draw:text-box>
        </draw:frame>
        <draw:frame draw:style-name="gr23" draw:text-style-name="P8" draw:layer="layout" svg:width="1.649cm" svg:height="0.962cm" svg:x="23.33cm" svg:y="9.609cm">
          <draw:text-box>
            <text:p>+5V</text:p>
          </draw:text-box>
        </draw:frame>
        <draw:frame draw:style-name="gr23" draw:text-style-name="P8" draw:layer="layout" svg:width="1.912cm" svg:height="0.962cm" svg:x="23.395cm" svg:y="14.57cm">
          <draw:text-box>
            <text:p>GND</text:p>
          </draw:text-box>
        </draw:frame>
        <draw:polyline draw:style-name="gr29" draw:text-style-name="P1" draw:layer="layout" svg:width="3.921cm" svg:height="0.7cm" draw:transform="rotate (-0.101403629540871) translate (7.3469292885295cm 8.25492429121767cm)" svg:viewBox="0 0 3922 701" draw:points="0,701 2964,0 3922,701">
          <text:p/>
        </draw:polyline>
        <draw:polyline draw:style-name="gr29" draw:text-style-name="P1" draw:layer="layout" svg:width="2.47cm" svg:height="7.915cm" draw:transform="rotate (-0.101403629540871) translate (10.4028527063404cm 9.27012672217357cm)" svg:viewBox="0 0 2471 7916" draw:points="2471,7916 728,7762 0,611 779,0">
          <text:p/>
        </draw:polyline>
        <draw:line draw:style-name="gr30" draw:text-style-name="P1" draw:layer="layout" svg:x1="12.986cm" svg:y1="17.463cm" svg:x2="11.245cm" svg:y2="15.632cm">
          <text:p/>
        </draw:line>
        <draw:polyline draw:style-name="gr29" draw:text-style-name="P1" draw:layer="layout" svg:width="10.909cm" svg:height="2.456cm" draw:transform="rotate (-0.101403629540871) translate (5.049cm 13.869cm)" svg:viewBox="0 0 10910 2457" draw:points="10910,2457 10499,1680 734,2208 0,0">
          <text:p/>
        </draw:polyline>
        <draw:polyline draw:style-name="gr29" draw:text-style-name="P1" draw:layer="layout" svg:width="2.676cm" svg:height="1.225cm" draw:transform="skewX (-0.0383972435438753) rotate (-0.122347580564803) translate (15.7348691169796cm 16.2405231780355cm)" svg:viewBox="0 0 2677 1226" draw:points="2677,831 2429,0 428,245 0,1226">
          <text:p/>
        </draw:polyline>
        <draw:line draw:style-name="gr29" draw:text-style-name="P1" draw:layer="layout" svg:x1="25.378cm" svg:y1="9.415cm" svg:x2="24.518cm" svg:y2="7.629cm">
          <text:p/>
        </draw:line>
        <draw:line draw:style-name="gr30" draw:text-style-name="P1" draw:layer="layout" svg:x1="25.378cm" svg:y1="15.677cm" svg:x2="23.636cm" svg:y2="7.717cm">
          <text:p/>
        </draw:line>
        <draw:line draw:style-name="gr30" draw:text-style-name="P1" draw:layer="layout" svg:x1="25.378cm" svg:y1="15.677cm" svg:x2="21.872cm" svg:y2="17.44cm">
          <text:p/>
        </draw:line>
        <draw:line draw:style-name="gr29" draw:text-style-name="P1" draw:layer="layout" svg:x1="25.378cm" svg:y1="9.415cm" svg:x2="20.946cm" svg:y2="17.44cm">
          <text:p/>
        </draw:line>
        <draw:line draw:style-name="gr30" draw:text-style-name="P1" draw:layer="layout" svg:x1="25.378cm" svg:y1="15.677cm" svg:x2="4.917cm" svg:y2="9.503cm">
          <text:p/>
        </draw:line>
        <draw:polyline draw:style-name="gr30" draw:text-style-name="P1" draw:layer="layout" svg:width="4.583cm" svg:height="1.465cm" draw:transform="rotate (-1.78861341744379) translate (7.34042266279258cm 5.34381458651192cm)" svg:viewBox="0 0 4584 1466" draw:points="0,1466 464,98 2746,0 4584,1466">
          <text:p/>
        </draw:polyline>
        <draw:line draw:style-name="gr30" draw:text-style-name="P1" draw:layer="layout" svg:x1="5.91cm" svg:y1="5.027cm" svg:x2="10.23cm" svg:y2="6.041cm">
          <text:p/>
        </draw:line>
        <draw:polyline draw:style-name="gr29" draw:text-style-name="P1" draw:layer="layout" svg:width="19.824cm" svg:height="1.187cm" draw:transform="rotate (2.96374360281157) translate (25.1677477885135cm 10.5847039868679cm)" svg:viewBox="0 0 19825 1188" draw:points="0,1188 11100,0 13255,1024 17499,709 19825,1187">
          <text:p/>
        </draw:polyline>
        <draw:polyline draw:style-name="gr31" draw:text-style-name="P1" draw:layer="layout" svg:width="18.203cm" svg:height="5.223cm" draw:transform="skewX (1.95854393853309E-017) rotate (2.96374360281157) translate (23.8257615846219cm 6.43950603241161cm)" svg:viewBox="0 0 18204 5224" draw:points="0,4167 975,5224 10889,3420 16785,1577 18204,0">
          <text:p/>
        </draw:polyline>
        <draw:polyline draw:style-name="gr31" draw:text-style-name="P1" draw:layer="layout" svg:width="17.099cm" svg:height="5.524cm" draw:transform="rotate (2.96374360281157) translate (22.739063417615cm 7.14817396943097cm)" svg:viewBox="0 0 17100 5525" draw:points="0,4821 441,5525 10443,3593 15578,1752 17100,0">
          <text:p/>
        </draw:polyline>
        <draw:line draw:style-name="gr31" draw:text-style-name="P1" draw:layer="layout" svg:x1="9.326cm" svg:y1="9.547cm" svg:x2="7.695cm" svg:y2="7.673cm">
          <text:p/>
        </draw:line>
        <draw:line draw:style-name="gr31" draw:text-style-name="P1" draw:layer="layout" svg:x1="11.202cm" svg:y1="7.74cm" svg:x2="11.267cm" svg:y2="5.975cm">
          <text:p/>
        </draw:line>
        <draw:polyline draw:style-name="gr31" draw:text-style-name="P1" draw:layer="layout" svg:width="9.047cm" svg:height="0.837cm" draw:transform="rotate (0.921882910903405) translate (9.32638828293381cm 9.54653601793897cm)" svg:viewBox="0 0 9048 838" draw:points="0,1 2544,838 9048,0">
          <text:p/>
        </draw:polyline>
        <draw:frame draw:style-name="gr24" draw:text-style-name="P8" draw:layer="layout" svg:width="1.807cm" svg:height="0.962cm" draw:transform="rotate (-1.5707963267949) translate (21.295cm 18.219cm)">
          <draw:text-box>
            <text:p>+5V</text:p>
          </draw:text-box>
        </draw:frame>
        <draw:frame draw:style-name="gr23" draw:text-style-name="P8" draw:layer="layout" svg:width="1.912cm" svg:height="0.962cm" draw:transform="rotate (-1.5707963267949) translate (22.299cm 18.051cm)">
          <draw:text-box>
            <text:p>GND</text:p>
          </draw:text-box>
        </draw:frame>
        <draw:frame draw:style-name="gr23" draw:text-style-name="P8" draw:layer="layout" svg:width="2.61cm" svg:height="0.962cm" draw:transform="rotate (-1.5707963267949) translate (19.663cm 17.942cm)">
          <draw:text-box>
            <text:p>Signal0</text:p>
          </draw:text-box>
        </draw:frame>
        <draw:frame draw:style-name="gr23" draw:text-style-name="P8" draw:layer="layout" svg:width="2.61cm" svg:height="0.962cm" draw:transform="rotate (-1.5707963267949) translate (20.569cm 17.942cm)">
          <draw:text-box>
            <text:p>Signal1</text:p>
          </draw:text-box>
        </draw:frame>
        <draw:line draw:style-name="gr32" draw:text-style-name="P1" draw:layer="layout" svg:x1="19.205cm" svg:y1="17.419cm" svg:x2="20.109cm" svg:y2="7.695cm">
          <text:p/>
        </draw:line>
        <draw:line draw:style-name="gr32" draw:text-style-name="P1" draw:layer="layout" svg:x1="20.086cm" svg:y1="17.441cm" svg:x2="20.99cm" svg:y2="7.717cm">
          <text:p/>
        </draw:line>
        <draw:line draw:style-name="gr32" draw:text-style-name="P1" draw:layer="layout" svg:x1="13.891cm" svg:y1="17.441cm" svg:x2="17.463cm" svg:y2="2.359cm">
          <text:p/>
        </draw:line>
        <draw:line draw:style-name="gr32" draw:text-style-name="P1" draw:layer="layout" svg:x1="14.751cm" svg:y1="17.419cm" svg:x2="20.087cm" svg:y2="2.381cm">
          <text:p/>
        </draw:line>
        <draw:line draw:style-name="gr32" draw:text-style-name="P1" draw:layer="layout" svg:x1="17.397cm" svg:y1="17.463cm" svg:x2="20.991cm" svg:y2="2.359cm">
          <text:p/>
        </draw:line>
        <draw:line draw:style-name="gr32" draw:text-style-name="P1" draw:layer="layout" svg:x1="16.515cm" svg:y1="17.463cm" svg:x2="17.441cm" svg:y2="2.359cm">
          <text:p/>
        </draw:line>
      </draw:page>
      <draw:page draw:name="page4" draw:style-name="dp1" draw:master-page-name="Predefinito">
        <draw:frame draw:style-name="gr1" draw:text-style-name="P1" draw:layer="Immagine" svg:width="18.089cm" svg:height="18.201cm" svg:x="5.8cm" svg:y="1cm">
          <draw:image xlink:href="Pictures/10000201000003260000032B12EBB12E8E0CBB0A.png" xlink:type="simple" xlink:show="embed" xlink:actuate="onLoad" draw:mime-type="image/png">
            <text:p/>
          </draw:image>
        </draw:frame>
        <draw:frame draw:style-name="gr24" draw:text-style-name="P8" draw:layer="layout" svg:width="1.807cm" svg:height="0.962cm" draw:transform="rotate (-1.5707963267949) translate (11.738cm 18.528cm)">
          <draw:text-box>
            <text:p>+5V</text:p>
          </draw:text-box>
        </draw:frame>
        <draw:frame draw:style-name="gr23" draw:text-style-name="P8" draw:layer="layout" svg:width="1.912cm" svg:height="0.962cm" draw:transform="rotate (-1.5707963267949) translate (11.203cm 18.379cm)">
          <draw:text-box>
            <text:p>GND</text:p>
          </draw:text-box>
        </draw:frame>
        <draw:frame draw:style-name="gr24" draw:text-style-name="P8" draw:layer="layout" svg:width="1.763cm" svg:height="0.962cm" draw:transform="rotate (-1.5707963267949) translate (10.591cm 18.369cm)">
          <draw:text-box>
            <text:p>RX</text:p>
          </draw:text-box>
        </draw:frame>
        <draw:frame draw:style-name="gr23" draw:text-style-name="P8" draw:layer="layout" svg:width="1.315cm" svg:height="0.962cm" draw:transform="rotate (-1.5707963267949) translate (10.03cm 18.326cm)">
          <draw:text-box>
            <text:p>TX</text:p>
          </draw:text-box>
        </draw:frame>
        <draw:line draw:style-name="gr30" draw:text-style-name="P1" draw:layer="layout" svg:x1="10.666cm" svg:y1="18.29cm" svg:x2="10.12cm" svg:y2="16.487cm">
          <text:p/>
        </draw:line>
        <draw:line draw:style-name="gr29" draw:text-style-name="P1" draw:layer="layout" svg:x1="11.228cm" svg:y1="18.291cm" svg:x2="10.682cm" svg:y2="16.488cm">
          <text:p/>
        </draw:line>
        <draw:line draw:style-name="gr31" draw:text-style-name="P1" draw:layer="layout" svg:x1="10.121cm" svg:y1="18.258cm" svg:x2="9.575cm" svg:y2="16.455cm">
          <text:p/>
        </draw:line>
        <draw:line draw:style-name="gr31" draw:text-style-name="P1" draw:layer="layout" svg:x1="9.558cm" svg:y1="18.192cm" svg:x2="9.012cm" svg:y2="16.389cm">
          <text:p/>
        </draw:line>
        <draw:polyline draw:style-name="gr31" draw:text-style-name="P1" draw:layer="layout" svg:width="5.991cm" svg:height="2.353cm" draw:transform="rotate (2.42426233102012) translate (13.6450607743985cm 18.7470684785521cm)" svg:viewBox="0 0 5992 2354" draw:points="0,625 1443,2354 5073,0 5992,625">
          <text:p/>
        </draw:polyline>
        <draw:polyline draw:style-name="gr31" draw:text-style-name="P1" draw:layer="layout" svg:width="6.91cm" svg:height="2.417cm" draw:transform="rotate (2.53805779825015) translate (14.1551771969441cm 18.9647237622035cm)" svg:viewBox="0 0 6911 2418" draw:points="0,875 1004,2418 5765,0 6911,876">
          <text:p/>
        </draw:polyline>
        <draw:line draw:style-name="gr29" draw:text-style-name="P1" draw:layer="layout" svg:x1="11.244cm" svg:y1="18.273cm" svg:x2="14.072cm" svg:y2="14.833cm">
          <text:p/>
        </draw:line>
        <draw:polyline draw:style-name="gr30" draw:text-style-name="P1" draw:layer="layout" svg:width="5.195cm" svg:height="1.024cm" draw:transform="rotate (0.706509281207304) translate (10.3537447921709cm 17.8571375984764cm)" svg:viewBox="0 0 5196 1025" draw:points="0,481 3411,0 4535,1025 5196,481">
          <text:p/>
        </draw:polyline>
        <draw:polyline draw:style-name="gr29" draw:text-style-name="P1" draw:layer="layout" svg:width="10.695cm" svg:height="0.575cm" draw:transform="rotate (-0.0493928178314395) translate (10.7104089136637cm 13.7463049624373cm)" svg:viewBox="0 0 10696 576" draw:points="0,575 241,83 10303,0 10696,576">
          <text:p/>
        </draw:polyline>
        <draw:polyline draw:style-name="gr30" draw:text-style-name="P1" draw:layer="layout" svg:width="3.62cm" svg:height="3.415cm" draw:transform="rotate (0.706509281207304) translate (10.0272522450225cm 14.2783295422423cm)" svg:viewBox="0 0 3621 3416" draw:points="0,143 470,0 3621,3058 3122,3416">
          <text:p/>
        </draw:polyline>
        <draw:polyline draw:style-name="gr29" draw:text-style-name="P1" draw:layer="layout" svg:width="14.173cm" svg:height="1.096cm" draw:transform="rotate (-2.71695404657957) translate (23.5971918625467cm 10.6494243359011cm)" svg:viewBox="0 0 14174 1097" draw:points="0,0 11337,1097 14174,0">
          <text:p/>
        </draw:polyline>
        <draw:polyline draw:style-name="gr30" draw:text-style-name="P1" draw:layer="layout" svg:width="14.871cm" svg:height="0.96cm" draw:transform="rotate (-2.707703801544) translate (23.614cm 10.236cm)" svg:viewBox="0 0 14872 961" draw:points="0,0 11711,961 14872,0">
          <text:p/>
        </draw:polyline>
        <draw:polyline draw:style-name="gr33" draw:text-style-name="P1" draw:layer="layout" svg:width="13.456cm" svg:height="1.216cm" draw:transform="rotate (-2.72114283678436) translate (23.498cm 11.03cm)" svg:viewBox="0 0 13457 1217" draw:points="0,0 11067,1217 13457,1">
          <text:p/>
        </draw:polyline>
        <draw:polyline draw:style-name="gr33" draw:text-style-name="P1" draw:layer="layout" svg:width="12.803cm" svg:height="1.304cm" draw:transform="rotate (-2.73091668059553) translate (23.4811563937912cm 11.4273591667007cm)" svg:viewBox="0 0 12804 1305" draw:points="0,0 10867,1305 12804,0">
          <text:p/>
        </draw:polyline>
        <draw:polyline draw:style-name="gr33" draw:text-style-name="P1" draw:layer="layout" svg:width="6.56cm" svg:height="3.546cm" draw:transform="skewX (-8.00295977605354E-017) rotate (-2.72114283678436) translate (18.1273195809486cm 15.137888991874cm)" svg:viewBox="0 0 6561 3547" draw:points="0,334 1037,0 6561,2797 5972,3547">
          <text:p/>
        </draw:polyline>
        <draw:polyline draw:style-name="gr33" draw:text-style-name="P1" draw:layer="layout" svg:width="5.684cm" svg:height="3.009cm" draw:transform="rotate (-2.72114283678436) translate (17.5395150969723cm 15.0801753233709cm)" svg:viewBox="0 0 5685 3010" draw:points="0,271 610,0 5685,2505 4952,3010">
          <text:p/>
        </draw:polyline>
        <draw:polyline draw:style-name="gr29" draw:text-style-name="P1" draw:layer="layout" svg:width="6.193cm" svg:height="1.349cm" draw:transform="rotate (-0.0493928178314395) translate (15.246cm 13.197cm)" svg:viewBox="0 0 6194 1350" draw:points="0,0 827,638 5824,589 6194,1350">
          <text:p/>
        </draw:polyline>
        <draw:line draw:style-name="gr29" draw:text-style-name="P1" draw:layer="layout" svg:x1="14.585cm" svg:y1="10.881cm" svg:x2="15.23cm" svg:y2="10.881cm">
          <text:p/>
        </draw:line>
        <draw:line draw:style-name="gr29" draw:text-style-name="P1" draw:layer="layout" svg:x1="14.007cm" svg:y1="13.213cm" svg:x2="14.652cm" svg:y2="13.213cm">
          <text:p/>
        </draw:line>
        <draw:line draw:style-name="gr29" draw:text-style-name="P1" draw:layer="layout" svg:x1="13.478cm" svg:y1="10.931cm" svg:x2="14.123cm" svg:y2="10.931cm">
          <text:p/>
        </draw:line>
        <draw:line draw:style-name="gr29" draw:text-style-name="P1" draw:layer="layout" svg:x1="12.882cm" svg:y1="13.196cm" svg:x2="13.527cm" svg:y2="13.196cm">
          <text:p/>
        </draw:line>
        <draw:polyline draw:style-name="gr30" draw:text-style-name="P1" draw:layer="layout" svg:width="4.38cm" svg:height="1.652cm" draw:transform="rotate (0.706509281207304) translate (9.52900349522708cm 13.6955426923011cm)" svg:viewBox="0 0 4381 1653" draw:points="0,910 473,508 2323,1653 3647,0 4381,83">
          <text:p/>
        </draw:polyline>
        <draw:polyline draw:style-name="gr32" draw:text-style-name="P1" draw:layer="layout" svg:width="3.239cm" svg:height="0.266cm" draw:transform="rotate (-0.434412450821389) translate (11.774cm 9.277cm)" svg:viewBox="0 0 3240 267" draw:points="0,0 1508,267 3240,265">
          <text:p/>
        </draw:polyline>
        <draw:polyline draw:style-name="gr32" draw:text-style-name="P1" draw:layer="layout" svg:width="3.809cm" svg:height="0.283cm" draw:transform="rotate (-0.434412450821389) translate (10.1731786153877cm 8.98713426970188cm)" svg:viewBox="0 0 3810 284" draw:points="0,283 2694,0 3810,284">
          <text:p/>
        </draw:polyline>
        <draw:polyline draw:style-name="gr32" draw:text-style-name="P1" draw:layer="layout" svg:width="2.706cm" svg:height="0.827cm" draw:transform="rotate (-0.434412450821389) translate (11.8994500874069cm 11.2396173628725cm)" svg:viewBox="0 0 2707 828" draw:points="0,298 1940,0 2707,828">
          <text:p/>
        </draw:polyline>
        <draw:polyline draw:style-name="gr32" draw:text-style-name="P1" draw:layer="layout" svg:width="3.283cm" svg:height="0.694cm" draw:transform="rotate (-0.434412450821389) translate (10.244520026942cm 11.1338568972608cm)" svg:viewBox="0 0 3284 695" draw:points="0,415 2543,0 3284,695">
          <text:p/>
        </draw:polyline>
        <draw:polyline draw:style-name="gr31" draw:text-style-name="P1" draw:layer="layout" svg:width="1.27cm" svg:height="1.107cm" draw:transform="rotate (2.42426233102012) translate (9.95390360148236cm 11.7326325717312cm)" svg:viewBox="0 0 1271 1108" draw:points="0,1108 6,663 706,31 1271,0">
          <text:p/>
        </draw:polyline>
        <draw:polyline draw:style-name="gr31" draw:text-style-name="P1" draw:layer="layout" svg:width="1.271cm" svg:height="1.131cm" draw:transform="rotate (2.42426233102012) translate (9.95364045328381cm 14.0162753685271cm)" svg:viewBox="0 0 1272 1132" draw:points="0,1132 113,659 799,61 1272,0">
          <text:p/>
        </draw:polyline>
        <draw:polyline draw:style-name="gr31" draw:text-style-name="P1" draw:layer="layout" svg:width="7.903cm" svg:height="5.41cm" draw:transform="rotate (2.42426233102012) translate (16.6051899981902cm 18.3759157040492cm)" svg:viewBox="0 0 7904 5411" draw:points="0,4700 971,5411 6358,668 7904,0">
          <text:p/>
        </draw:polyline>
        <draw:polyline draw:style-name="gr31" draw:text-style-name="P1" draw:layer="layout" svg:width="1.574cm" svg:height="1.777cm" draw:transform="rotate (2.42426233102012) translate (8.88697432304551cm 13.2088337936183cm)" svg:viewBox="0 0 1575 1778" draw:points="0,40 449,0 1575,1342 1429,1778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magine" draw:protected="true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imone Giacomoni</meta:initial-creator>
    <meta:creation-date>2020-10-08T12:00:38.918000000</meta:creation-date>
    <dc:date>2021-01-09T15:43:08.880000000</dc:date>
    <dc:creator>Simone Giacomoni</dc:creator>
    <meta:editing-duration>PT6H29M26S</meta:editing-duration>
    <meta:editing-cycles>51</meta:editing-cycles>
    <meta:generator>LibreOffice/7.0.3.1$Windows_X86_64 LibreOffice_project/d7547858d014d4cf69878db179d326fc3483e082</meta:generator>
    <meta:document-statistic meta:object-count="216"/>
  </office:meta>
</office:document-meta>
</file>